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100000010000004D00000081A931A89B1754AAB5.png" manifest:media-type="image/png"/>
  <manifest:file-entry manifest:full-path="Pictures/100000010000006F0000007FAAC4048012BDB6CC.png" manifest:media-type="image/png"/>
  <manifest:file-entry manifest:full-path="Pictures/1000000100000147000001863904F15CF45AF34F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Cambria" svg:font-family="Cambria" style:font-pitch="variable"/>
    <style:font-face style:name="Cambria1" svg:font-family="Cambr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71cm" draw:fill="solid" draw:fill-color="#e7501e" draw:textarea-vertical-align="middle" draw:auto-grow-height="false" fo:min-height="0.548cm" fo:min-width="9.001cm" fo:padding-top="0.125cm" fo:padding-bottom="0.125cm" fo:padding-left="0.25cm" fo:padding-right="0.25cm" fo:wrap-option="wrap"/>
    </style:style>
    <style:style style:name="gr3" style:family="graphic" style:parent-style-name="standard" style:list-style-name="L7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>
      <style:graphic-properties draw:stroke="none" svg:stroke-width="0.071cm" draw:fill="solid" draw:fill-color="#e7501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svg:stroke-width="0.071cm" draw:fill="solid" draw:fill-color="#e7501e" draw:textarea-vertical-align="middle" draw:auto-grow-height="false" fo:min-height="0.548cm" fo:min-width="8.801cm" fo:padding-top="0.125cm" fo:padding-bottom="0.125cm" fo:padding-left="0.25cm" fo:padding-right="0.25cm" fo:wrap-option="wrap"/>
    </style:style>
    <style:style style:name="pr1" style:family="presentation" style:parent-style-name="Standard-title">
      <style:graphic-properties draw:stroke="none" svg:stroke-width="0cm" draw:fill="none" draw:textarea-vertical-align="bottom" draw:auto-grow-heigh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fo:min-height="12.57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_20_2-outline1">
      <style:graphic-properties draw:stroke="none" svg:stroke-width="0cm" draw:fill="none" draw:textarea-vertical-align="middle" draw:auto-grow-height="false" draw:fit-to-size="false" style:shrink-to-fit="false" fo:min-height="12.57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Standard_20_2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Standard_20_2-notes">
      <style:graphic-properties draw:stroke="none" svg:stroke-width="0cm" draw:fill="none" draw:fill-color="#ffffff" draw:textarea-vertical-align="top" draw:auto-grow-heigh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Standard_20_2-backgroundobjects">
      <style:graphic-properties draw:stroke="none" svg:stroke-width="0cm" draw:fill="none" draw:fill-color="#ffffff" draw:textarea-vertical-align="bottom" draw:auto-grow-heigh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Standard_20_2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Standard_20_3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Standard_20_3-outline1">
      <style:graphic-properties draw:stroke="none" svg:stroke-width="0cm" draw:fill="none" draw:textarea-vertical-align="top" draw:auto-grow-height="false" draw:fit-to-size="false" style:shrink-to-fit="false" fo:min-height="12.57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Standard_20_3-backgroundobjects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Standard_20_3-notes">
      <style:graphic-properties draw:stroke="none" svg:stroke-width="0cm" draw:fill="none" draw:fill-color="#ffffff" draw:textarea-vertical-align="top" draw:auto-grow-heigh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Standard_20_3-backgroundobjects">
      <style:graphic-properties draw:stroke="none" svg:stroke-width="0cm" draw:fill="none" draw:fill-color="#ffffff" draw:textarea-vertical-align="bottom" draw:auto-grow-height="false" fo:min-height="11.43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096cm" style:use-optimal-column-width="false"/>
    </style:style>
    <style:style style:name="co2" style:family="table-column">
      <style:table-column-properties style:column-width="3.805cm" style:use-optimal-column-width="false"/>
    </style:style>
    <style:style style:name="co3" style:family="table-column">
      <style:table-column-properties style:column-width="3.399cm" style:use-optimal-column-width="false"/>
    </style:style>
    <style:style style:name="ro1" style:family="table-row">
      <style:table-row-properties style:row-height="0.872cm" style:use-optimal-row-height="false"/>
    </style:style>
    <style:style style:name="ro2" style:family="table-row">
      <style:table-row-properties style:row-height="1.008cm" style:use-optimal-row-height="false"/>
    </style:style>
    <style:style style:name="ro3" style:family="table-row">
      <style:table-row-properties style:row-height="1.261cm" style:use-optimal-row-height="false"/>
    </style:style>
    <style:style style:name="ro4" style:family="table-row">
      <style:table-row-properties style:row-height="1.264cm" style:use-optimal-row-height="false"/>
    </style:style>
    <style:style style:name="ro5" style:family="table-row">
      <style:table-row-properties style:row-height="0.912cm" style:use-optimal-row-height="false"/>
    </style:style>
    <style:style style:name="ro6" style:family="table-row">
      <style:table-row-properties style:row-height="1.055cm" style:use-optimal-row-height="false"/>
    </style:style>
    <style:style style:name="ro7" style:family="table-row">
      <style:table-row-properties style:row-height="1.32cm" style:use-optimal-row-height="false"/>
    </style:style>
    <style:style style:name="ro8" style:family="table-row">
      <style:table-row-properties style:row-height="1.323cm" style:use-optimal-row-height="false"/>
    </style:style>
    <style:style style:name="ce1" style:family="table-cell">
      <loext:graphic-properties draw:fill="solid" draw:fill-color="#4d4d4d" style:repeat="repeat" draw:textarea-vertical-align="top" fo:padding-top="0.127cm" fo:padding-bottom="0.127cm" fo:padding-left="0.254cm" fo:padding-right="0.254cm"/>
      <style:paragraph-properties fo:margin-top="0cm" fo:margin-bottom="0cm" fo:line-height="100%" fo:border="none"/>
      <style:text-properties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fo:border="none"/>
      <style:text-properties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="none"/>
      <style:text-properties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="none"/>
      <style:text-properties style:text-line-through-style="none" style:text-line-through-typ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loext:graphic-properties draw:fill="none"/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69cm" fo:margin-bottom="0cm" fo:line-height="100%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847cm" fo:margin-bottom="0.5cm" fo:line-height="100%" fo:text-indent="0cm"/>
    </style:style>
    <style:style style:name="P7" style:family="paragraph">
      <style:paragraph-properties fo:margin-left="0cm" fo:margin-right="0cm" fo:margin-top="0.113cm" fo:margin-bottom="0.5cm" fo:line-height="100%" fo:text-indent="0cm"/>
    </style:style>
    <style:style style:name="P8" style:family="paragraph">
      <style:paragraph-properties fo:margin-left="0cm" fo:margin-right="0cm" fo:margin-top="0.373cm" fo:margin-bottom="0cm" fo:line-height="100%" fo:text-align="center" fo:text-indent="0cm"/>
    </style:style>
    <style:style style:name="P9" style:family="paragraph">
      <loext:graphic-properties draw:fill="solid" draw:fill-color="#e7501e"/>
      <style:paragraph-properties style:font-independent-line-spacing="true"/>
      <style:text-properties fo:font-size="18pt"/>
    </style:style>
    <style:style style:name="P10" style:family="paragraph">
      <style:paragraph-properties fo:margin-top="0cm" fo:margin-bottom="0cm" fo:line-height="100%"/>
      <style:text-properties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text-properties style:text-line-through-style="none" style:text-line-through-typ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>
      <style:paragraph-properties fo:margin-top="0cm" fo:margin-bottom="0cm" fo:line-height="100%"/>
    </style:style>
    <style:style style:name="P13" style:family="paragraph">
      <loext:graphic-properties draw:fill="none"/>
      <style:paragraph-properties fo:margin-top="0cm" fo:margin-bottom="0cm" fo:line-height="100%" style:font-independent-line-spacing="true"/>
      <style:text-properties fo:font-size="18pt"/>
    </style:style>
    <style:style style:name="P14" style:family="paragraph">
      <style:paragraph-properties fo:margin-top="0cm" fo:margin-bottom="0cm" fo:text-align="center"/>
      <style:text-properties fo:font-size="18pt" style:font-size-asian="14pt" style:font-size-complex="14pt"/>
    </style:style>
    <style:style style:name="P15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P16" style:family="paragraph">
      <style:paragraph-properties fo:margin-top="0cm" fo:margin-bottom="0cm" fo:text-align="end"/>
      <style:text-properties fo:font-size="18pt" style:font-size-asian="14pt" style:font-size-complex="14pt"/>
    </style:style>
    <style:style style:name="P17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end" fo:text-indent="0cm"/>
      <style:text-properties fo:font-size="18pt" style:font-size-asian="14pt" style:font-size-complex="14pt"/>
    </style:style>
    <style:style style:name="P19" style:family="paragraph">
      <style:paragraph-properties fo:margin-left="0cm" fo:margin-right="0cm" fo:margin-top="0.113cm" fo:margin-bottom="0.4cm" fo:line-height="100%" fo:text-indent="0cm"/>
    </style:style>
    <style:style style:name="P20" style:family="paragraph">
      <style:paragraph-properties fo:margin-left="0cm" fo:margin-right="0cm" fo:line-height="100%" fo:text-align="center" fo:text-indent="0cm"/>
    </style:style>
    <style:style style:name="P21" style:family="paragraph">
      <style:paragraph-properties fo:margin-left="0cm" fo:margin-right="0cm" fo:margin-top="0.226cm" fo:margin-bottom="0.5cm" fo:line-height="100%" fo:text-indent="0cm"/>
    </style:style>
    <style:style style:name="P22" style:family="paragraph">
      <style:paragraph-properties fo:margin-left="0cm" fo:margin-right="0cm" fo:margin-top="0.198cm" fo:margin-bottom="0.5cm" fo:line-height="100%" fo:text-indent="0cm"/>
    </style:style>
    <style:style style:name="P23" style:family="paragraph">
      <style:paragraph-properties fo:margin-left="0cm" fo:margin-right="0cm" fo:margin-top="0.198cm" fo:margin-bottom="0.4cm" fo:line-height="100%" fo:text-indent="0cm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4pt" style:font-size-complex="14pt"/>
    </style:style>
    <style:style style:name="T1" style:family="text">
      <style:text-properties fo:color="#000000" loext:opacity="100%" style:text-line-through-style="none" style:text-line-through-type="none" style:font-name="Cambria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8b8b8b" loext:opacity="100%" style:text-line-through-style="none" style:text-line-through-type="none" style:font-name="Cambri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00000" loext:opacity="100%" style:text-line-through-style="none" style:text-line-through-type="none" style:font-name="Cambri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Cambri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Cambria1" fo:font-size="44pt" fo:letter-spacing="normal" fo:font-style="normal" style:text-underline-style="none" fo:font-weight="normal" style:font-name-asian="Noto Sans2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Cambria1" fo:font-size="14pt" fo:letter-spacing="normal" fo:font-style="normal" style:text-underline-style="none" fo:font-weight="normal" style:font-name-asian="Noto Sans2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ffffff" loext:opacity="100%" style:text-line-through-style="none" style:text-line-through-type="none" style:font-name="Cambri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Cambri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text-line-through-style="none" style:text-line-through-typ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Cambri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Cambria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Cambri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color="#8b8b8b" loext:opacity="100%" style:text-line-through-style="none" style:text-line-through-type="none" style:font-name="Cambri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4D00000081A931A89B1754AAB5.png" xlink:type="simple" xlink:show="embed" xlink:actuate="onLoad">
        <style:list-level-properties text:space-before="0.001cm" text:min-label-width="0.952cm" style:vertical-pos="middle" style:vertical-rel="line" fo:width="0.508cm" fo:height="0.508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>
        <style:list-level-properties text:space-before="0.001cm" text:min-label-width="0.952cm" style:vertical-pos="middle" style:vertical-rel="line"/>
      </text:list-level-style-image>
      <text:list-level-style-bullet text:level="2" text:bullet-char="—">
        <style:list-level-properties text:space-before="1.002cm" text:min-label-width="1.247cm"/>
        <style:text-properties fo:font-family="Arial" style:font-family-generic="swiss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10000004D00000081A931A89B1754AAB5.png" xlink:type="simple" xlink:show="embed" xlink:actuate="onLoad">
        <style:list-level-properties text:space-before="0.001cm" text:min-label-width="0.952cm" style:vertical-pos="middle" style:vertical-rel="line" fo:width="0.508cm" fo:height="0.508cm"/>
      </text:list-level-style-image>
      <text:list-level-style-bullet text:level="2" text:bullet-char="—">
        <style:list-level-properties text:space-before="1.002cm" text:min-label-width="1.247cm"/>
        <style:text-properties fo:font-family="Arial" style:font-family-generic="swiss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utenance projet TW4" draw:style-name="dp1" draw:master-page-name="Standard" presentation:presentation-page-layout-name="AL1T0">
        <draw:frame draw:name="PlaceHolder 1" presentation:style-name="pr1" draw:text-style-name="P2" draw:layer="layout" svg:width="14.6cm" svg:height="4.959cm" svg:x="1.476cm" svg:y="8.602cm" presentation:class="title" presentation:user-transformed="true">
          <draw:text-box>
            <text:p text:style-name="P1"><text:span text:style-name="T1">Soutenance projet TW4</text:span></text:p>
          </draw:text-box>
        </draw:frame>
        <draw:frame draw:name="PlaceHolder 2" presentation:style-name="pr2" draw:text-style-name="P4" draw:layer="layout" svg:width="14.6cm" svg:height="2.198cm" svg:x="1.476cm" svg:y="13.824cm" presentation:class="subtitle" presentation:user-transformed="true">
          <draw:text-box>
            <text:p text:style-name="P3"><text:span text:style-name="T2">Noa, Julie, Benoît, Thibault 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>
        <draw:frame draw:name="PlaceHolder 1" presentation:style-name="pr4" draw:text-style-name="P2" draw:layer="layout" svg:width="13.428cm" svg:height="9.49cm" svg:x="1.27cm" svg:y="7.525cm" presentation:class="outline" presentation:user-transformed="true">
          <draw:text-box>
            <text:list text:style-name="L2">
              <text:list-item>
                <text:p text:style-name="P6"><text:span text:style-name="T3">Justifier votre auto-évaluation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Gestion des erreurs basique</text:span></text:p>
                  </text:list-item>
                  <text:list-item>
                    <text:p text:style-name="P7"><text:span text:style-name="T4">Next.js 13+ avec App Router pour une architecture moderne</text:span></text:p>
                  </text:list-item>
                  <text:list-item>
                    <text:p text:style-name="P7"><text:span text:style-name="T4">Séparation claire entre les pages et les composants</text:span></text:p>
                  </text:list-item>
                  <text:list-item>
                    <text:p text:style-name="P7"><text:span text:style-name="T4">Composants partagés dans /app/components pour une meilleure réutilisation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3">Remplir la répartition des efforts pour cette tâche.</text:span></text:p>
              </text:list-item>
            </text:list>
          </draw:text-box>
        </draw:frame>
        <draw:frame draw:name="PlaceHolder 2" presentation:style-name="pr5" draw:text-style-name="P2" draw:layer="layout" svg:width="22.858cm" svg:height="3.173cm" svg:x="1.27cm" svg:y="0.763cm" presentation:class="title" presentation:user-transformed="true">
          <draw:text-box>
            <text:p text:style-name="P8"><text:span text:style-name="T5">Qualité visuelle</text:span><text:span text:style-name="T5"><text:line-break/></text:span><text:span text:style-name="T6">Esthétique générale, cohérence visuelle, accessibilité…</text:span></text:p>
          </draw:text-box>
        </draw:frame>
        <draw:custom-shape draw:name="Rectangle 8" draw:style-name="gr2" draw:text-style-name="P9" draw:layer="layout" svg:width="9.501cm" svg:height="0.798cm" svg:x="7.299cm" svg:y="5.166cm">
          <text:p/>
          <draw:enhanced-geometry svg:viewBox="0 0 21600 21600" draw:type="rectangle" draw:enhanced-path="M 0 0 L 21600 0 21600 21600 0 21600 0 0 Z N"/>
        </draw:custom-shape>
        <draw:frame draw:name="Tableau 13" draw:style-name="standard" draw:layer="layout" svg:width="9.299cm" svg:height="5.665cm" svg:x="15.1cm" svg:y="11.52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0"><text:span text:style-name="T7">rôle</text:span></text:p>
              </table:table-cell>
              <table:table-cell>
                <text:p text:style-name="P10"><text:span text:style-name="T7">co-équipier</text:span></text:p>
              </table:table-cell>
              <table:table-cell>
                <text:p text:style-name="P10"><text:span text:style-name="T7">implication</text:span></text:p>
              </table:table-cell>
            </table:table-row>
            <table:table-row table:style-name="ro2" table:default-cell-style-name="ce2">
              <table:table-cell/>
              <table:table-cell>
                <text:p text:style-name="P10"><text:span text:style-name="T8">Noa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3" table:default-cell-style-name="ce2">
              <table:table-cell table:style-name="ce3"/>
              <table:table-cell>
                <text:p text:style-name="P10"><text:span text:style-name="T8">Julie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3" table:default-cell-style-name="ce2">
              <table:table-cell table:style-name="ce3"/>
              <table:table-cell>
                <text:p text:style-name="P10"><text:span text:style-name="T8">Benoît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4" table:default-cell-style-name="ce4">
              <table:table-cell table:style-name="ce3"/>
              <table:table-cell>
                <text:p text:style-name="P11"><text:span text:style-name="T9">Thibault</text:span></text:p>
              </table:table-cell>
              <table:table-cell>
                <text:p text:style-name="P11"><text:span text:style-name="T9">25%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ZoneTexte 5" draw:style-name="gr3" draw:text-style-name="P13" draw:layer="layout" svg:width="5.248cm" svg:height="0.843cm" svg:x="14.922cm" svg:y="10.67cm">
          <text:p text:style-name="P12"><text:span text:style-name="T8">Répartition des eff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laceHolder 3" presentation:style-name="pr6" draw:text-style-name="P15" draw:layer="layout" svg:width="12.399cm" svg:height="1.012cm" svg:x="3.499cm" svg:y="17.63cm" presentation:class="footer" presentation:user-transformed="true">
          <draw:text-box>
            <text:p text:style-name="P14"><text:span text:style-name="T10">Soutenance projet TW3</text:span></text:p>
          </draw:text-box>
        </draw:frame>
        <draw:frame draw:name="PlaceHolder 4" presentation:style-name="pr6" draw:text-style-name="P17" draw:layer="layout" svg:width="2.198cm" svg:height="1.012cm" svg:x="0.499cm" svg:y="17.63cm" presentation:class="page-number" presentation:user-transformed="true">
          <draw:text-box>
            <text:p text:style-name="P16"><text:span text:style-name="T10"><text:page-number>&lt;numéro&gt;</text:page-number></text:span></text:p>
          </draw:text-box>
        </draw:frame>
        <presentation:notes draw:style-name="dp3">
          <draw:page-thumbnail draw:name="PlaceHolder 1" draw:style-name="gr1" draw:layer="layout" svg:width="11.428cm" svg:height="8.571cm" svg:x="3.81cm" svg:y="3.175cm" draw:page-number="2" presentation:class="page"/>
          <draw:frame draw:name="PlaceHolder 2" presentation:style-name="pr7" draw:text-style-name="P4" draw:layer="layout" svg:width="15.238cm" svg:height="9.999cm" svg:x="1.905cm" svg:y="12.224cm" presentation:class="notes" presentation:user-transformed="true">
            <draw:text-box>
              <text:p/>
            </draw:text-box>
          </draw:frame>
          <draw:frame draw:name="PlaceHolder 3" presentation:style-name="pr8" draw:text-style-name="P17" draw:layer="layout" svg:width="8.253cm" svg:height="1.272cm" svg:x="10.791cm" svg:y="24.126cm" presentation:class="page-number" presentation:user-transformed="true">
            <draw:text-box>
              <text:p text:style-name="P18"><text:span text:style-name="T11"><text:page-number>&lt;numéro&gt;</text:page-number></text:span></text:p>
            </draw:text-box>
          </draw:frame>
        </presentation:notes>
      </draw:page>
      <draw:page draw:name="page3" draw:style-name="dp1" draw:master-page-name="Standard_20_2">
        <draw:frame draw:name="PlaceHolder 1" presentation:style-name="pr4" draw:text-style-name="P2" draw:layer="layout" svg:width="13.428cm" svg:height="9.49cm" svg:x="1.27cm" svg:y="7.525cm" presentation:class="outline" presentation:user-transformed="true">
          <draw:text-box>
            <text:list text:style-name="L2">
              <text:list-item>
                <text:p text:style-name="P6"><text:span text:style-name="T3">Justifier votre auto-évaluation 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Simple d'utilisation</text:span></text:p>
                  </text:list-item>
                  <text:list-item>
                    <text:p text:style-name="P19"><text:span text:style-name="T4">Interface clair</text:span></text:p>
                  </text:list-item>
                  <text:list-item>
                    <text:p text:style-name="P19"><text:span text:style-name="T4">Des boutons indiquant clairement l'action engendrée par un clic</text:span></text:p>
                  </text:list-item>
                </text:list>
              </text:list-item>
            </text:list>
            <text:p text:style-name="P7"><text:span text:style-name="T4"/></text:p>
            <text:list text:continue-numbering="true" text:style-name="L4">
              <text:list-item>
                <text:p text:style-name="P6"><text:span text:style-name="T3">Remplir la répartition des efforts pour cette tâche.</text:span></text:p>
              </text:list-item>
            </text:list>
          </draw:text-box>
        </draw:frame>
        <draw:frame draw:name="PlaceHolder 2" presentation:style-name="pr5" draw:text-style-name="P2" draw:layer="layout" svg:width="22.858cm" svg:height="3.173cm" svg:x="1.27cm" svg:y="0.763cm" presentation:class="title" presentation:user-transformed="true">
          <draw:text-box>
            <text:p text:style-name="P8"><text:span text:style-name="T5">Ergonomie</text:span><text:span text:style-name="T5"><text:line-break/></text:span><text:span text:style-name="T6">Intégration de la saisie, de la cartographie, des statistiques, clarté de l’interface…</text:span></text:p>
          </draw:text-box>
        </draw:frame>
        <draw:custom-shape draw:name="Rectangle 8" draw:style-name="gr4" draw:text-style-name="P9" draw:layer="layout" svg:width="13.101cm" svg:height="0.798cm" svg:x="7.299cm" svg:y="5.166cm">
          <text:p/>
          <draw:enhanced-geometry svg:viewBox="0 0 21600 21600" draw:type="rectangle" draw:enhanced-path="M 0 0 L 21600 0 21600 21600 0 21600 0 0 Z N"/>
        </draw:custom-shape>
        <draw:custom-shape draw:name="ZoneTexte 5" draw:style-name="gr5" draw:text-style-name="P2" draw:layer="layout" svg:width="5.248cm" svg:height="0.843cm" svg:x="14.922cm" svg:y="10.67cm">
          <text:p text:style-name="P12"><text:span text:style-name="T8">Répartition des efforts</text:span></text:p>
          <draw:enhanced-geometry svg:viewBox="0 0 21600 21600" draw:type="rectangle" draw:enhanced-path="M 0 0 L 21600 0 21600 21600 0 21600 0 0 Z N"/>
        </draw:custom-shape>
        <draw:frame draw:name="PlaceHolder 3" presentation:style-name="pr6" draw:text-style-name="P15" draw:layer="layout" svg:width="12.399cm" svg:height="1.012cm" svg:x="3.499cm" svg:y="17.63cm" presentation:class="footer" presentation:user-transformed="true">
          <draw:text-box>
            <text:p text:style-name="P14"><text:span text:style-name="T10">Soutenance projet TW3</text:span></text:p>
          </draw:text-box>
        </draw:frame>
        <draw:frame draw:name="PlaceHolder 4" presentation:style-name="pr6" draw:text-style-name="P17" draw:layer="layout" svg:width="2.198cm" svg:height="1.012cm" svg:x="0.499cm" svg:y="17.63cm" presentation:class="page-number" presentation:user-transformed="true">
          <draw:text-box>
            <text:p text:style-name="P16"><text:span text:style-name="T10"><text:page-number>&lt;numéro&gt;</text:page-number></text:span></text:p>
          </draw:text-box>
        </draw:frame>
        <draw:frame draw:name="Tableau 13" draw:style-name="standard" draw:layer="layout" svg:width="9.299cm" svg:height="5.929cm" svg:x="15.101cm" svg:y="11.526cm">
          <table:table>
            <table:table-column table:style-name="co1"/>
            <table:table-column table:style-name="co2"/>
            <table:table-column table:style-name="co3"/>
            <table:table-row table:style-name="ro5" table:default-cell-style-name="ce1">
              <table:table-cell>
                <text:p text:style-name="P10"><text:span text:style-name="T7">rôle</text:span></text:p>
              </table:table-cell>
              <table:table-cell>
                <text:p text:style-name="P10"><text:span text:style-name="T7">co-équipier</text:span></text:p>
              </table:table-cell>
              <table:table-cell>
                <text:p text:style-name="P10"><text:span text:style-name="T7">implication</text:span></text:p>
              </table:table-cell>
            </table:table-row>
            <table:table-row table:style-name="ro6" table:default-cell-style-name="ce2">
              <table:table-cell/>
              <table:table-cell>
                <text:p text:style-name="P10"><text:span text:style-name="T8">Noa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7" table:default-cell-style-name="ce2">
              <table:table-cell table:style-name="ce3"/>
              <table:table-cell>
                <text:p text:style-name="P10"><text:span text:style-name="T8">Julie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7" table:default-cell-style-name="ce2">
              <table:table-cell table:style-name="ce3"/>
              <table:table-cell>
                <text:p text:style-name="P10"><text:span text:style-name="T8">Benoît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8" table:default-cell-style-name="ce4">
              <table:table-cell table:style-name="ce3"/>
              <table:table-cell>
                <text:p text:style-name="P11"><text:span text:style-name="T9">Thibault</text:span></text:p>
              </table:table-cell>
              <table:table-cell>
                <text:p text:style-name="P11"><text:span text:style-name="T9">25%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name="PlaceHolder 1" draw:style-name="gr1" draw:layer="layout" svg:width="11.428cm" svg:height="8.571cm" svg:x="3.81cm" svg:y="3.175cm" draw:page-number="3" presentation:class="page"/>
          <draw:frame draw:name="PlaceHolder 2" presentation:style-name="pr7" draw:text-style-name="P4" draw:layer="layout" svg:width="15.238cm" svg:height="9.999cm" svg:x="1.905cm" svg:y="12.224cm" presentation:class="notes" presentation:user-transformed="true">
            <draw:text-box>
              <text:p/>
            </draw:text-box>
          </draw:frame>
          <draw:frame draw:name="PlaceHolder 3" presentation:style-name="pr8" draw:text-style-name="P17" draw:layer="layout" svg:width="8.253cm" svg:height="1.272cm" svg:x="10.791cm" svg:y="24.126cm" presentation:class="page-number" presentation:user-transformed="true">
            <draw:text-box>
              <text:p text:style-name="P18"><text:span text:style-name="T11"><text:page-number>&lt;numéro&gt;</text:page-number></text:span></text:p>
            </draw:text-box>
          </draw:frame>
        </presentation:notes>
      </draw:page>
      <draw:page draw:name="page4" draw:style-name="dp1" draw:master-page-name="Standard_20_2">
        <draw:frame draw:name="PlaceHolder 1" presentation:style-name="pr4" draw:text-style-name="P2" draw:layer="layout" svg:width="13.428cm" svg:height="9.49cm" svg:x="1.27cm" svg:y="7.525cm" presentation:class="outline" presentation:user-transformed="true">
          <draw:text-box>
            <text:list text:style-name="L2">
              <text:list-item>
                <text:p text:style-name="P6"><text:span text:style-name="T3">Justifier votre auto-évaluati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Les fonctionnalités nous semblent pertinentes et nombreuses (favoris, commentaires, comparateur...)</text:span></text:p>
                    <text:p text:style-name="P19"><text:span text:style-name="T4"/></text:p>
                  </text:list-item>
                </text:list>
              </text:list-item>
            </text:list>
            <text:p text:style-name="P7"><text:span text:style-name="T4"/></text:p>
            <text:list text:continue-numbering="true" text:style-name="L4">
              <text:list-item>
                <text:p text:style-name="P6"><text:span text:style-name="T3">Remplir la répartition des efforts pour cette tâche.</text:span></text:p>
              </text:list-item>
            </text:list>
          </draw:text-box>
        </draw:frame>
        <draw:frame draw:name="PlaceHolder 2" presentation:style-name="pr9" draw:text-style-name="P2" draw:layer="layout" svg:width="22.858cm" svg:height="3.173cm" svg:x="1.27cm" svg:y="0.763cm" presentation:class="title" presentation:user-transformed="true">
          <draw:text-box>
            <text:p text:style-name="P8"><text:span text:style-name="T5">Fonctionnalités</text:span><text:span text:style-name="T5"><text:line-break/></text:span><text:span text:style-name="T6">Richesse, pertinence, robustesse et intégration des fonctionnalités…</text:span></text:p>
          </draw:text-box>
        </draw:frame>
        <draw:custom-shape draw:name="Rectangle 8" draw:style-name="gr4" draw:text-style-name="P9" draw:layer="layout" svg:width="13.101cm" svg:height="0.798cm" svg:x="7.299cm" svg:y="5.1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ZoneTexte 5" draw:style-name="gr5" draw:text-style-name="P2" draw:layer="layout" svg:width="5.248cm" svg:height="0.843cm" svg:x="14.922cm" svg:y="10.67cm">
          <text:p text:style-name="P12"><text:span text:style-name="T8">Répartition des efforts</text:span></text:p>
          <draw:enhanced-geometry svg:viewBox="0 0 21600 21600" draw:type="rectangle" draw:enhanced-path="M 0 0 L 21600 0 21600 21600 0 21600 0 0 Z N"/>
        </draw:custom-shape>
        <draw:frame draw:name="PlaceHolder 3" presentation:style-name="pr6" draw:text-style-name="P15" draw:layer="layout" svg:width="12.399cm" svg:height="1.012cm" svg:x="3.499cm" svg:y="17.63cm" presentation:class="footer" presentation:user-transformed="true">
          <draw:text-box>
            <text:p text:style-name="P14"><text:span text:style-name="T10">Soutenance projet TW3</text:span></text:p>
          </draw:text-box>
        </draw:frame>
        <draw:frame draw:name="PlaceHolder 4" presentation:style-name="pr6" draw:text-style-name="P17" draw:layer="layout" svg:width="2.198cm" svg:height="1.012cm" svg:x="0.499cm" svg:y="17.63cm" presentation:class="page-number" presentation:user-transformed="true">
          <draw:text-box>
            <text:p text:style-name="P16"><text:span text:style-name="T10"><text:page-number>&lt;numéro&gt;</text:page-number></text:span></text:p>
          </draw:text-box>
        </draw:frame>
        <draw:frame draw:name="Tableau 13" draw:style-name="standard" draw:layer="layout" svg:width="9.299cm" svg:height="5.929cm" svg:x="15.101cm" svg:y="11.526cm">
          <table:table>
            <table:table-column table:style-name="co1"/>
            <table:table-column table:style-name="co2"/>
            <table:table-column table:style-name="co3"/>
            <table:table-row table:style-name="ro5" table:default-cell-style-name="ce1">
              <table:table-cell>
                <text:p text:style-name="P10"><text:span text:style-name="T7">rôle</text:span></text:p>
              </table:table-cell>
              <table:table-cell>
                <text:p text:style-name="P10"><text:span text:style-name="T7">co-équipier</text:span></text:p>
              </table:table-cell>
              <table:table-cell>
                <text:p text:style-name="P10"><text:span text:style-name="T7">implication</text:span></text:p>
              </table:table-cell>
            </table:table-row>
            <table:table-row table:style-name="ro6" table:default-cell-style-name="ce2">
              <table:table-cell/>
              <table:table-cell>
                <text:p text:style-name="P10"><text:span text:style-name="T8">Noa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7" table:default-cell-style-name="ce2">
              <table:table-cell table:style-name="ce3"/>
              <table:table-cell>
                <text:p text:style-name="P10"><text:span text:style-name="T8">Julie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7" table:default-cell-style-name="ce2">
              <table:table-cell table:style-name="ce3"/>
              <table:table-cell>
                <text:p text:style-name="P10"><text:span text:style-name="T8">Benoît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8" table:default-cell-style-name="ce4">
              <table:table-cell table:style-name="ce3"/>
              <table:table-cell>
                <text:p text:style-name="P11"><text:span text:style-name="T9">Thibault</text:span></text:p>
              </table:table-cell>
              <table:table-cell>
                <text:p text:style-name="P11"><text:span text:style-name="T9">25%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name="PlaceHolder 1" draw:style-name="gr1" draw:layer="layout" svg:width="11.428cm" svg:height="8.571cm" svg:x="3.81cm" svg:y="3.175cm" draw:page-number="4" presentation:class="page"/>
          <draw:frame draw:name="PlaceHolder 2" presentation:style-name="pr7" draw:text-style-name="P4" draw:layer="layout" svg:width="15.238cm" svg:height="9.999cm" svg:x="1.905cm" svg:y="12.224cm" presentation:class="notes" presentation:user-transformed="true">
            <draw:text-box>
              <text:p/>
            </draw:text-box>
          </draw:frame>
          <draw:frame draw:name="PlaceHolder 3" presentation:style-name="pr8" draw:text-style-name="P17" draw:layer="layout" svg:width="8.253cm" svg:height="1.272cm" svg:x="10.791cm" svg:y="24.126cm" presentation:class="page-number" presentation:user-transformed="true">
            <draw:text-box>
              <text:p text:style-name="P18"><text:span text:style-name="T11"><text:page-number>&lt;numéro&gt;</text:page-number></text:span></text:p>
            </draw:text-box>
          </draw:frame>
        </presentation:notes>
      </draw:page>
      <draw:page draw:name="page5" draw:style-name="dp1" draw:master-page-name="Standard_20_2">
        <draw:frame draw:name="PlaceHolder 1" presentation:style-name="pr4" draw:text-style-name="P2" draw:layer="layout" svg:width="13.428cm" svg:height="9.49cm" svg:x="1.27cm" svg:y="7.525cm" presentation:class="outline" presentation:user-transformed="true">
          <draw:text-box>
            <text:list text:style-name="L2">
              <text:list-item>
                <text:p text:style-name="P6"><text:span text:style-name="T3">Justifier votre auto-évaluati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Gestion des erreurs </text:span></text:p>
                  </text:list-item>
                </text:list>
              </text:list-item>
            </text:list>
            <text:p text:style-name="P7"><text:span text:style-name="T4"/></text:p>
            <text:list text:continue-numbering="true" text:style-name="L4">
              <text:list-item>
                <text:p text:style-name="P6"><text:span text:style-name="T3">Remplir la répartition des efforts pour cette tâche.</text:span></text:p>
              </text:list-item>
            </text:list>
          </draw:text-box>
        </draw:frame>
        <draw:frame draw:name="PlaceHolder 2" presentation:style-name="pr9" draw:text-style-name="P2" draw:layer="layout" svg:width="22.693cm" svg:height="3.173cm" svg:x="1.435cm" svg:y="0.763cm" presentation:class="title" presentation:user-transformed="true">
          <draw:text-box>
            <text:p text:style-name="P8"><text:span text:style-name="T5">Structure Front-end</text:span><text:span text:style-name="T5"><text:line-break/></text:span><text:span text:style-name="T6">Organisation du code, modularité, évolutivité, gestion des erreurs, historique git…</text:span></text:p>
          </draw:text-box>
        </draw:frame>
        <draw:custom-shape draw:name="Rectangle 8" draw:style-name="gr6" draw:text-style-name="P9" draw:layer="layout" svg:width="9.301cm" svg:height="0.798cm" svg:x="7.299cm" svg:y="5.1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ZoneTexte 5" draw:style-name="gr5" draw:text-style-name="P2" draw:layer="layout" svg:width="5.248cm" svg:height="0.843cm" svg:x="14.922cm" svg:y="10.67cm">
          <text:p text:style-name="P12"><text:span text:style-name="T8">Répartition des efforts</text:span></text:p>
          <draw:enhanced-geometry svg:viewBox="0 0 21600 21600" draw:type="rectangle" draw:enhanced-path="M 0 0 L 21600 0 21600 21600 0 21600 0 0 Z N"/>
        </draw:custom-shape>
        <draw:frame draw:name="PlaceHolder 3" presentation:style-name="pr6" draw:text-style-name="P15" draw:layer="layout" svg:width="12.399cm" svg:height="1.012cm" svg:x="3.499cm" svg:y="17.63cm" presentation:class="footer" presentation:user-transformed="true">
          <draw:text-box>
            <text:p text:style-name="P14"><text:span text:style-name="T10">Soutenance projet TW3</text:span></text:p>
          </draw:text-box>
        </draw:frame>
        <draw:frame draw:name="PlaceHolder 4" presentation:style-name="pr6" draw:text-style-name="P17" draw:layer="layout" svg:width="2.198cm" svg:height="1.012cm" svg:x="0.499cm" svg:y="17.63cm" presentation:class="page-number" presentation:user-transformed="true">
          <draw:text-box>
            <text:p text:style-name="P16"><text:span text:style-name="T10"><text:page-number>&lt;numéro&gt;</text:page-number></text:span></text:p>
          </draw:text-box>
        </draw:frame>
        <draw:frame draw:name="Tableau 13" draw:style-name="standard" draw:layer="layout" svg:width="9.299cm" svg:height="5.929cm" svg:x="15.101cm" svg:y="11.526cm">
          <table:table>
            <table:table-column table:style-name="co1"/>
            <table:table-column table:style-name="co2"/>
            <table:table-column table:style-name="co3"/>
            <table:table-row table:style-name="ro5" table:default-cell-style-name="ce1">
              <table:table-cell>
                <text:p text:style-name="P10"><text:span text:style-name="T7">rôle</text:span></text:p>
              </table:table-cell>
              <table:table-cell>
                <text:p text:style-name="P10"><text:span text:style-name="T7">co-équipier</text:span></text:p>
              </table:table-cell>
              <table:table-cell>
                <text:p text:style-name="P10"><text:span text:style-name="T7">implication</text:span></text:p>
              </table:table-cell>
            </table:table-row>
            <table:table-row table:style-name="ro6" table:default-cell-style-name="ce2">
              <table:table-cell/>
              <table:table-cell>
                <text:p text:style-name="P10"><text:span text:style-name="T8">Noa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7" table:default-cell-style-name="ce2">
              <table:table-cell table:style-name="ce3"/>
              <table:table-cell>
                <text:p text:style-name="P10"><text:span text:style-name="T8">Julie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7" table:default-cell-style-name="ce2">
              <table:table-cell table:style-name="ce3"/>
              <table:table-cell>
                <text:p text:style-name="P10"><text:span text:style-name="T8">Benoît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8" table:default-cell-style-name="ce4">
              <table:table-cell table:style-name="ce3"/>
              <table:table-cell>
                <text:p text:style-name="P11"><text:span text:style-name="T9">Thibault</text:span></text:p>
              </table:table-cell>
              <table:table-cell>
                <text:p text:style-name="P11"><text:span text:style-name="T9">25%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>
          <draw:page-thumbnail draw:name="PlaceHolder 1" draw:style-name="gr1" draw:layer="layout" svg:width="11.428cm" svg:height="8.571cm" svg:x="3.81cm" svg:y="3.175cm" draw:page-number="5" presentation:class="page"/>
          <draw:frame draw:name="PlaceHolder 2" presentation:style-name="pr7" draw:text-style-name="P4" draw:layer="layout" svg:width="15.238cm" svg:height="9.999cm" svg:x="1.905cm" svg:y="12.224cm" presentation:class="notes" presentation:user-transformed="true">
            <draw:text-box>
              <text:p/>
            </draw:text-box>
          </draw:frame>
          <draw:frame draw:name="PlaceHolder 3" presentation:style-name="pr8" draw:text-style-name="P17" draw:layer="layout" svg:width="8.253cm" svg:height="1.272cm" svg:x="10.791cm" svg:y="24.126cm" presentation:class="page-number" presentation:user-transformed="true">
            <draw:text-box>
              <text:p text:style-name="P18"><text:span text:style-name="T11"><text:page-number>&lt;numéro&gt;</text:page-number></text:span></text:p>
            </draw:text-box>
          </draw:frame>
        </presentation:notes>
      </draw:page>
      <draw:page draw:name="page6" draw:style-name="dp1" draw:master-page-name="Standard_20_2">
        <draw:frame draw:name="PlaceHolder 1" presentation:style-name="pr4" draw:text-style-name="P2" draw:layer="layout" svg:width="13.428cm" svg:height="9.49cm" svg:x="1.27cm" svg:y="7.525cm" presentation:class="outline" presentation:user-transformed="true">
          <draw:text-box>
            <text:list text:style-name="L2">
              <text:list-item>
                <text:p text:style-name="P6"><text:span text:style-name="T3">Justifier votre auto-évaluati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Utilisation de Github. </text:span></text:p>
                  </text:list-item>
                  <text:list-item>
                    <text:p text:style-name="P19"><text:span text:style-name="T4">Gestion erreur.</text:span></text:p>
                  </text:list-item>
                </text:list>
              </text:list-item>
            </text:list>
            <text:p text:style-name="P7"><text:span text:style-name="T4"/></text:p>
            <text:list text:continue-numbering="true" text:style-name="L4">
              <text:list-item>
                <text:p text:style-name="P6"><text:span text:style-name="T3">Remplir la répartition des efforts pour cette tâche.</text:span></text:p>
              </text:list-item>
            </text:list>
          </draw:text-box>
        </draw:frame>
        <draw:frame draw:name="PlaceHolder 2" presentation:style-name="pr9" draw:text-style-name="P2" draw:layer="layout" svg:width="22.985cm" svg:height="3.173cm" svg:x="1.143cm" svg:y="0.763cm" presentation:class="title" presentation:user-transformed="true">
          <draw:text-box>
            <text:p text:style-name="P8"><text:span text:style-name="T5">Structure Backend</text:span><text:span text:style-name="T5"><text:line-break/></text:span><text:span text:style-name="T6">Organisation du code, modularité, évolutivité, gestion des erreurs, historique git…</text:span></text:p>
          </draw:text-box>
        </draw:frame>
        <draw:custom-shape draw:name="Rectangle 8" draw:style-name="gr4" draw:text-style-name="P9" draw:layer="layout" svg:width="7.199cm" svg:height="0.798cm" svg:x="7.299cm" svg:y="5.166cm">
          <text:p/>
          <draw:enhanced-geometry svg:viewBox="0 0 21600 21600" draw:type="rectangle" draw:enhanced-path="M 0 0 L 21600 0 21600 21600 0 21600 0 0 Z N"/>
        </draw:custom-shape>
        <draw:custom-shape draw:name="ZoneTexte 5" draw:style-name="gr5" draw:text-style-name="P2" draw:layer="layout" svg:width="5.248cm" svg:height="0.843cm" svg:x="14.922cm" svg:y="10.67cm">
          <text:p text:style-name="P12"><text:span text:style-name="T8">Répartition des efforts</text:span></text:p>
          <draw:enhanced-geometry svg:viewBox="0 0 21600 21600" draw:type="rectangle" draw:enhanced-path="M 0 0 L 21600 0 21600 21600 0 21600 0 0 Z N"/>
        </draw:custom-shape>
        <draw:frame draw:name="PlaceHolder 3" presentation:style-name="pr6" draw:text-style-name="P15" draw:layer="layout" svg:width="12.399cm" svg:height="1.012cm" svg:x="3.499cm" svg:y="17.63cm" presentation:class="footer" presentation:user-transformed="true">
          <draw:text-box>
            <text:p text:style-name="P14"><text:span text:style-name="T10">Soutenance projet TW3</text:span></text:p>
          </draw:text-box>
        </draw:frame>
        <draw:frame draw:name="PlaceHolder 4" presentation:style-name="pr6" draw:text-style-name="P17" draw:layer="layout" svg:width="2.198cm" svg:height="1.012cm" svg:x="0.499cm" svg:y="17.63cm" presentation:class="page-number" presentation:user-transformed="true">
          <draw:text-box>
            <text:p text:style-name="P16"><text:span text:style-name="T10"><text:page-number>&lt;numéro&gt;</text:page-number></text:span></text:p>
          </draw:text-box>
        </draw:frame>
        <draw:frame draw:name="Tableau 13" draw:style-name="standard" draw:layer="layout" svg:width="9.299cm" svg:height="5.929cm" svg:x="15.101cm" svg:y="11.526cm">
          <table:table>
            <table:table-column table:style-name="co1"/>
            <table:table-column table:style-name="co2"/>
            <table:table-column table:style-name="co3"/>
            <table:table-row table:style-name="ro5" table:default-cell-style-name="ce1">
              <table:table-cell>
                <text:p text:style-name="P10"><text:span text:style-name="T7">rôle</text:span></text:p>
              </table:table-cell>
              <table:table-cell>
                <text:p text:style-name="P10"><text:span text:style-name="T7">co-équipier</text:span></text:p>
              </table:table-cell>
              <table:table-cell>
                <text:p text:style-name="P10"><text:span text:style-name="T7">implication</text:span></text:p>
              </table:table-cell>
            </table:table-row>
            <table:table-row table:style-name="ro6" table:default-cell-style-name="ce2">
              <table:table-cell/>
              <table:table-cell>
                <text:p text:style-name="P10"><text:span text:style-name="T8">Noa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7" table:default-cell-style-name="ce2">
              <table:table-cell table:style-name="ce3"/>
              <table:table-cell>
                <text:p text:style-name="P10"><text:span text:style-name="T8">Julie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7" table:default-cell-style-name="ce2">
              <table:table-cell table:style-name="ce3"/>
              <table:table-cell>
                <text:p text:style-name="P10"><text:span text:style-name="T8">Benoît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8" table:default-cell-style-name="ce4">
              <table:table-cell table:style-name="ce3"/>
              <table:table-cell>
                <text:p text:style-name="P11"><text:span text:style-name="T9">Thibault</text:span></text:p>
              </table:table-cell>
              <table:table-cell>
                <text:p text:style-name="P11"><text:span text:style-name="T9">25%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>
          <draw:page-thumbnail draw:name="PlaceHolder 1" draw:style-name="gr1" draw:layer="layout" svg:width="11.428cm" svg:height="8.571cm" svg:x="3.81cm" svg:y="3.175cm" draw:page-number="6" presentation:class="page"/>
          <draw:frame draw:name="PlaceHolder 2" presentation:style-name="pr7" draw:text-style-name="P4" draw:layer="layout" svg:width="15.238cm" svg:height="9.999cm" svg:x="1.905cm" svg:y="12.224cm" presentation:class="notes" presentation:user-transformed="true">
            <draw:text-box>
              <text:p/>
            </draw:text-box>
          </draw:frame>
          <draw:frame draw:name="PlaceHolder 3" presentation:style-name="pr8" draw:text-style-name="P17" draw:layer="layout" svg:width="8.253cm" svg:height="1.272cm" svg:x="10.791cm" svg:y="24.126cm" presentation:class="page-number" presentation:user-transformed="true">
            <draw:text-box>
              <text:p text:style-name="P18"><text:span text:style-name="T11"><text:page-number>&lt;numéro&gt;</text:page-number></text:span></text:p>
            </draw:text-box>
          </draw:frame>
        </presentation:notes>
      </draw:page>
      <draw:page draw:name="Consignes" draw:style-name="dp1" draw:master-page-name="Standard_20_3">
        <draw:frame draw:name="PlaceHolder 1" presentation:style-name="pr10" draw:text-style-name="P2" draw:layer="layout" svg:width="22.858cm" svg:height="1.16cm" svg:x="1.27cm" svg:y="0.162cm" presentation:class="title" presentation:user-transformed="true">
          <draw:text-box>
            <text:p text:style-name="P20"><text:span text:style-name="T12">Consignes</text:span></text:p>
          </draw:text-box>
        </draw:frame>
        <draw:frame draw:name="PlaceHolder 2" presentation:style-name="pr11" draw:text-style-name="P2" draw:layer="layout" svg:width="24.401cm" svg:height="15.2cm" svg:x="0.499cm" svg:y="1.924cm" presentation:class="outline" presentation:user-transformed="true">
          <draw:text-box>
            <text:list text:style-name="L2">
              <text:list-item>
                <text:p text:style-name="P21"><text:span text:style-name="T13">Préparez</text:span><text:span text:style-name="T14"> la démo ! </text:span><text:span text:style-name="T14"><text:line-break/></text:span><text:span text:style-name="T14">Ne dépassez pas le temps recommandé. </text:span><text:span text:style-name="T14"><text:line-break/></text:span><text:span text:style-name="T14">Soignez votre jeu de données</text:span></text:p>
              </text:list-item>
              <text:list-item>
                <text:p text:style-name="P21"><text:span text:style-name="T14">Remplissez les slides précédentes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2">Indiquez la note que pensez mériter (se reporter au PPT de présentation du projet)</text:span></text:p>
                  </text:list-item>
                  <text:list-item>
                    <text:p text:style-name="P23"><text:span text:style-name="T12">Justifiez votre note avec des arguments relatifs à l’investissement sur la tâche, sa complexité et les difficultés rencontrées.</text:span></text:p>
                  </text:list-item>
                  <text:list-item>
                    <text:p text:style-name="P23"><text:span text:style-name="T12">N’oubliez pas de mentionner la répartition des efforts. </text:span><text:span text:style-name="T12"><text:line-break/></text:span><text:span text:style-name="T12">Le « leader » de la tâche est responsable de répondre aux éventuelles questions.</text:span></text:p>
                  </text:list-item>
                </text:list>
              </text:list-item>
              <text:list-item>
                <text:p text:style-name="P21"><text:span text:style-name="T13">Préparez</text:span><text:span text:style-name="T14"> la présentation orale</text:span></text:p>
                <text:list>
                  <text:list-item>
                    <text:p text:style-name="P22"><text:span text:style-name="T12">Ne perdez pas de temps à essayer d’improviser, merci !</text:span></text:p>
                  </text:list-item>
                  <text:list-item>
                    <text:p text:style-name="P23"><text:span text:style-name="T12">Répartir les rôles en fonction des leaderships. </text:span><text:span text:style-name="T12"><text:line-break/></text:span><text:span text:style-name="T12">N’essayez pas de parler de ce que vous ne maîtrisez pas.</text:span></text:p>
                  </text:list-item>
                  <text:list-item>
                    <text:p text:style-name="P23"><text:span text:style-name="T12">Ce n’est pas un spectacle de stand-up ! </text:span><text:span text:style-name="T12"><text:line-break/></text:span><text:span text:style-name="T12">Vous n’êtes pas là pour amuser la galerie.</text:span></text:p>
                  </text:list-item>
                  <text:list-item>
                    <text:p text:style-name="P23"><text:span text:style-name="T12">Surveillez le chronomètre (10-12 minutes maximum), pensez à votre auditoire.</text:span></text:p>
                  </text:list-item>
                </text:list>
              </text:list-item>
            </text:list>
          </draw:text-box>
        </draw:frame>
        <draw:frame draw:name="PlaceHolder 3" presentation:style-name="pr12" draw:text-style-name="P15" draw:layer="layout" svg:width="16.869cm" svg:height="1.012cm" svg:x="3.531cm" svg:y="17.633cm" presentation:class="footer" presentation:user-transformed="true">
          <draw:text-box>
            <text:p text:style-name="P24"><text:span text:style-name="T15">Soutenance projet TW3</text:span></text:p>
          </draw:text-box>
        </draw:frame>
        <draw:frame draw:name="PlaceHolder 4" presentation:style-name="pr12" draw:text-style-name="P17" draw:layer="layout" svg:width="2.198cm" svg:height="1.012cm" svg:x="0.499cm" svg:y="17.633cm" presentation:class="page-number" presentation:user-transformed="true">
          <draw:text-box>
            <text:p text:style-name="P18"><text:span text:style-name="T2"><text:page-number>&lt;numéro&gt;</text:page-number></text:span></text:p>
          </draw:text-box>
        </draw:frame>
        <presentation:notes draw:style-name="dp3">
          <draw:page-thumbnail draw:name="PlaceHolder 1" draw:style-name="gr1" draw:layer="layout" svg:width="11.428cm" svg:height="8.571cm" svg:x="3.81cm" svg:y="3.175cm" draw:page-number="7" presentation:class="page"/>
          <draw:frame draw:name="PlaceHolder 2" presentation:style-name="pr13" draw:text-style-name="P4" draw:layer="layout" svg:width="15.238cm" svg:height="9.999cm" svg:x="1.905cm" svg:y="12.224cm" presentation:class="notes" presentation:user-transformed="true">
            <draw:text-box>
              <text:p/>
            </draw:text-box>
          </draw:frame>
          <draw:frame draw:name="PlaceHolder 3" presentation:style-name="pr14" draw:text-style-name="P17" draw:layer="layout" svg:width="8.253cm" svg:height="1.272cm" svg:x="10.791cm" svg:y="24.126cm" presentation:class="page-number" presentation:user-transformed="true">
            <draw:text-box>
              <text:p text:style-name="P18"><text:span text:style-name="T11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Cambria" svg:font-family="Cambria" style:font-pitch="variable"/>
    <style:font-face style:name="Cambria1" svg:font-family="Cambr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71cm" svg:stroke-color="#f0f0f0" draw:stroke-linejoin="round" draw:fill="solid" draw:fill-color="#f0f0f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53cm" svg:stroke-color="#7d7d7d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>
      <style:graphic-properties draw:stroke="none" svg:stroke-width="0.071cm" draw:fill="solid" draw:fill-color="#ddddd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f0f0"/>
      <style:paragraph-properties style:font-independent-line-spacing="true"/>
      <style:text-properties fo:font-size="18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="none"/>
      <style:paragraph-properties style:font-independent-line-spacing="true"/>
      <style:text-properties fo:font-size="18pt"/>
    </style:style>
    <style:style style:name="MP9" style:family="paragraph">
      <style:paragraph-properties fo:margin-top="0cm" fo:margin-bottom="0cm" fo:text-align="center"/>
      <style:text-properties fo:font-size="18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top="0cm" fo:margin-bottom="0cm" fo:text-align="end"/>
      <style:text-properties fo:font-size="18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top="0cm" fo:margin-bottom="0cm" fo:line-height="100%"/>
    </style:style>
    <style:style style:name="MP14" style:family="paragraph">
      <loext:graphic-properties draw:fill="solid" draw:fill-color="#dddddd"/>
      <style:paragraph-properties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style:text-line-through-style="none" style:text-line-through-typ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color="#000000" loext:opacity="100%" style:text-line-through-style="none" style:text-line-through-type="none" style:font-name="Cambri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custom-shape draw:name="Rectangle 10" draw:style-name="Mgr3" draw:text-style-name="MP5" draw:layer="backgroundobjects" drawooo:display="printer" svg:width="25.398cm" svg:height="3.936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3" draw:text-style-name="MP5" draw:layer="backgroundobjects" drawooo:display="printer" svg:width="25.398cm" svg:height="1.817cm" svg:x="0cm" svg:y="17.231cm">
        <text:p/>
        <draw:enhanced-geometry svg:viewBox="0 0 21600 21600" draw:type="rectangle" draw:enhanced-path="M 0 0 L 21600 0 21600 21600 0 21600 0 0 Z N"/>
      </draw:custom-shape>
      <draw:frame draw:name="Image 6" draw:style-name="Mgr4" draw:text-style-name="MP6" draw:layer="backgroundobjects" svg:width="1.433cm" svg:height="1.709cm" svg:x="23.681cm" svg:y="17.285cm">
        <draw:image xlink:href="Pictures/1000000100000147000001863904F15CF45AF34F.png" xlink:type="simple" xlink:show="embed" xlink:actuate="onLoad" draw:mime-type="image/png">
          <text:p/>
        </draw:image>
      </draw:frame>
      <draw:frame draw:name="Image 11" draw:style-name="Mgr4" draw:text-style-name="MP6" draw:layer="backgroundobjects" svg:width="2.658cm" svg:height="3.041cm" svg:x="0.499cm" svg:y="1.081cm">
        <draw:image xlink:href="Pictures/100000010000006F0000007FAAC4048012BDB6CC.png" xlink:type="simple" xlink:show="embed" xlink:actuate="onLoad" draw:mime-type="image/png">
          <text:p/>
        </draw:image>
      </draw:frame>
      <draw:connector draw:name="Connecteur droit 8" draw:style-name="Mgr5" draw:text-style-name="MP6" draw:layer="backgroundobjects" svg:x1="3.158cm" svg:y1="17.633cm" svg:x2="3.159cm" svg:y2="18.648cm" svg:d="M3158 17633v508h1v507" svg:viewBox="0 0 2 1016">
        <text:p/>
      </draw:connector>
      <draw:frame draw:name="Image 6" draw:style-name="Mgr4" draw:text-style-name="MP6" draw:layer="backgroundobjects" svg:width="5.677cm" svg:height="6.771cm" svg:x="1.099cm" svg:y="1.228cm">
        <draw:image xlink:href="Pictures/1000000100000147000001863904F15CF45AF34F.png" xlink:type="simple" xlink:show="embed" xlink:actuate="onLoad" draw:mime-type="image/png">
          <text:p/>
        </draw:image>
      </draw:frame>
      <draw:frame draw:name="PlaceHolder 1" presentation:style-name="Mpr1" draw:text-style-name="MP8" draw:layer="backgroundobjects" svg:width="22.858cm" svg:height="1.16cm" svg:x="1.27cm" svg:y="0.162cm" presentation:class="title" presentation:user-transformed="true">
        <draw:text-box>
          <text:p text:style-name="MP7"><text:span text:style-name="MT2">Cliquez pour éditer le format du texte-titre</text:span></text:p>
        </draw:text-box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tangle 10" draw:style-name="Mgr3" draw:text-style-name="MP5" draw:layer="backgroundobjects" drawooo:display="printer" svg:width="25.398cm" svg:height="3.936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3" draw:text-style-name="MP5" draw:layer="backgroundobjects" drawooo:display="printer" svg:width="25.398cm" svg:height="1.817cm" svg:x="0cm" svg:y="17.231cm">
        <text:p/>
        <draw:enhanced-geometry svg:viewBox="0 0 21600 21600" draw:type="rectangle" draw:enhanced-path="M 0 0 L 21600 0 21600 21600 0 21600 0 0 Z N"/>
      </draw:custom-shape>
      <draw:frame draw:name="Image 6" draw:style-name="Mgr4" draw:text-style-name="MP6" draw:layer="backgroundobjects" svg:width="1.433cm" svg:height="1.709cm" svg:x="23.681cm" svg:y="17.285cm">
        <draw:image xlink:href="Pictures/1000000100000147000001863904F15CF45AF34F.png" xlink:type="simple" xlink:show="embed" xlink:actuate="onLoad" draw:mime-type="image/png">
          <text:p/>
        </draw:image>
      </draw:frame>
      <draw:frame draw:name="Image 11" draw:style-name="Mgr4" draw:text-style-name="MP6" draw:layer="backgroundobjects" svg:width="2.658cm" svg:height="3.041cm" svg:x="0.499cm" svg:y="1.081cm">
        <draw:image xlink:href="Pictures/100000010000006F0000007FAAC4048012BDB6CC.png" xlink:type="simple" xlink:show="embed" xlink:actuate="onLoad" draw:mime-type="image/png">
          <text:p/>
        </draw:image>
      </draw:frame>
      <draw:connector draw:name="Connecteur droit 8" draw:style-name="Mgr5" draw:text-style-name="MP6" draw:layer="backgroundobjects" svg:x1="3.158cm" svg:y1="17.633cm" svg:x2="3.159cm" svg:y2="18.648cm" svg:d="M3158 17633v508h1v507" svg:viewBox="0 0 2 1016">
        <text:p/>
      </draw:connector>
      <draw:custom-shape draw:name="Rectangle 4" draw:style-name="Mgr3" draw:text-style-name="MP5" draw:layer="backgroundobjects" svg:width="25.398cm" svg:height="1.817cm" svg:x="0cm" svg:y="17.231cm">
        <text:p/>
        <draw:enhanced-geometry svg:viewBox="0 0 21600 21600" draw:type="rectangle" draw:enhanced-path="M 0 0 L 21600 0 21600 21600 0 21600 0 0 Z N"/>
      </draw:custom-shape>
      <draw:frame draw:name="Image 5" draw:style-name="Mgr4" draw:text-style-name="MP6" draw:layer="backgroundobjects" svg:width="1.433cm" svg:height="1.709cm" svg:x="23.681cm" svg:y="17.285cm">
        <draw:image xlink:href="Pictures/1000000100000147000001863904F15CF45AF34F.png" xlink:type="simple" xlink:show="embed" xlink:actuate="onLoad" draw:mime-type="image/png">
          <text:p/>
        </draw:image>
      </draw:frame>
      <draw:connector draw:name="Connecteur droit 7" draw:style-name="Mgr5" draw:text-style-name="MP6" draw:layer="backgroundobjects" svg:x1="3.158cm" svg:y1="17.633cm" svg:x2="3.159cm" svg:y2="18.648cm" svg:d="M3158 17633v508h1v507" svg:viewBox="0 0 2 1016">
        <text:p/>
      </draw:connector>
      <draw:frame draw:name="PlaceHolder 1" presentation:style-name="Mpr4" draw:text-style-name="MP10" draw:layer="backgroundobjects" svg:width="16.869cm" svg:height="1.012cm" svg:x="3.531cm" svg:y="17.633cm" presentation:class="footer" presentation:user-transformed="true">
        <draw:text-box>
          <text:p text:style-name="MP9"><text:span text:style-name="MT3">Footer</text:span></text:p>
        </draw:text-box>
      </draw:frame>
      <draw:frame draw:name="PlaceHolder 2" presentation:style-name="Mpr4" draw:text-style-name="MP12" draw:layer="backgroundobjects" svg:width="2.198cm" svg:height="1.012cm" svg:x="0.499cm" svg:y="17.633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draw:frame presentation:style-name="Standard_20_1-title" draw:layer="backgroundobjects" svg:width="22.859cm" svg:height="3.18cm" svg:x="1.27cm" svg:y="0.76cm" presentation:class="title" presentation:placeholder="true">
        <draw:text-box/>
      </draw:frame>
      <draw:frame presentation:style-name="Standard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custom-shape draw:name="Rectangle 10" draw:style-name="Mgr3" draw:text-style-name="MP5" draw:layer="backgroundobjects" svg:width="25.398cm" svg:height="3.936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3" draw:text-style-name="MP5" draw:layer="backgroundobjects" svg:width="25.398cm" svg:height="1.817cm" svg:x="0cm" svg:y="17.231cm">
        <text:p/>
        <draw:enhanced-geometry svg:viewBox="0 0 21600 21600" draw:type="rectangle" draw:enhanced-path="M 0 0 L 21600 0 21600 21600 0 21600 0 0 Z N"/>
      </draw:custom-shape>
      <draw:frame draw:name="Image 6" draw:style-name="Mgr4" draw:text-style-name="MP6" draw:layer="backgroundobjects" svg:width="1.433cm" svg:height="1.709cm" svg:x="23.681cm" svg:y="17.285cm">
        <draw:image xlink:href="Pictures/1000000100000147000001863904F15CF45AF34F.png" xlink:type="simple" xlink:show="embed" xlink:actuate="onLoad" draw:mime-type="image/png">
          <text:p/>
        </draw:image>
      </draw:frame>
      <draw:frame draw:name="Image 11" draw:style-name="Mgr4" draw:text-style-name="MP6" draw:layer="backgroundobjects" svg:width="2.658cm" svg:height="3.041cm" svg:x="0.499cm" svg:y="1.081cm">
        <draw:image xlink:href="Pictures/100000010000006F0000007FAAC4048012BDB6CC.png" xlink:type="simple" xlink:show="embed" xlink:actuate="onLoad" draw:mime-type="image/png">
          <text:p/>
        </draw:image>
      </draw:frame>
      <draw:connector draw:name="Connecteur droit 8" draw:style-name="Mgr5" draw:text-style-name="MP6" draw:layer="backgroundobjects" svg:x1="3.158cm" svg:y1="17.633cm" svg:x2="3.159cm" svg:y2="18.648cm" svg:d="M3158 17633v508h1v507" svg:viewBox="0 0 2 1016">
        <text:p/>
      </draw:connector>
      <draw:custom-shape draw:name="Rectangle 6" draw:style-name="Mgr3" draw:text-style-name="MP5" draw:layer="backgroundobjects" svg:width="25.398cm" svg:height="3.936cm" svg:x="0cm" svg:y="0cm">
        <text:p/>
        <draw:enhanced-geometry svg:viewBox="0 0 21600 21600" draw:type="rectangle" draw:enhanced-path="M 0 0 L 21600 0 21600 21600 0 21600 0 0 Z N"/>
      </draw:custom-shape>
      <draw:frame draw:name="Image 8" draw:style-name="Mgr4" draw:text-style-name="MP6" draw:layer="backgroundobjects" svg:width="2.658cm" svg:height="3.041cm" svg:x="0.499cm" svg:y="1.081cm">
        <draw:image xlink:href="Pictures/100000010000006F0000007FAAC4048012BDB6CC.png" xlink:type="simple" xlink:show="embed" xlink:actuate="onLoad" draw:mime-type="image/png">
          <text:p/>
        </draw:image>
      </draw:frame>
      <draw:custom-shape draw:name="ZoneTexte 7" draw:style-name="Mgr6" draw:text-style-name="MP8" draw:layer="backgroundobjects" svg:width="5.799cm" svg:height="1.013cm" svg:x="1.874cm" svg:y="5.044cm">
        <text:p text:style-name="MP13"><text:span text:style-name="MT4">Auto-évaluation</text:span></text:p>
        <draw:enhanced-geometry svg:viewBox="0 0 21600 21600" draw:type="rectangle" draw:enhanced-path="M 0 0 L 21600 0 21600 21600 0 21600 0 0 Z N"/>
      </draw:custom-shape>
      <draw:custom-shape draw:name="Rectangle 9" draw:style-name="Mgr7" draw:text-style-name="MP14" draw:layer="backgroundobjects" svg:width="3.598cm" svg:height="0.804cm" svg:x="7.275cm" svg:y="5.153cm">
        <text:p/>
        <draw:enhanced-geometry svg:viewBox="0 0 21600 21600" draw:type="rectangle" draw:enhanced-path="M 0 0 L 21600 0 21600 21600 0 21600 0 0 Z N"/>
      </draw:custom-shape>
      <draw:custom-shape draw:name="Rectangle 14" draw:style-name="Mgr7" draw:text-style-name="MP14" draw:layer="backgroundobjects" svg:width="3.598cm" svg:height="0.804cm" svg:x="10.955cm" svg:y="5.153cm">
        <text:p/>
        <draw:enhanced-geometry svg:viewBox="0 0 21600 21600" draw:type="rectangle" draw:enhanced-path="M 0 0 L 21600 0 21600 21600 0 21600 0 0 Z N"/>
      </draw:custom-shape>
      <draw:custom-shape draw:name="Rectangle 15" draw:style-name="Mgr7" draw:text-style-name="MP14" draw:layer="backgroundobjects" svg:width="3.598cm" svg:height="0.804cm" svg:x="14.635cm" svg:y="5.153cm">
        <text:p/>
        <draw:enhanced-geometry svg:viewBox="0 0 21600 21600" draw:type="rectangle" draw:enhanced-path="M 0 0 L 21600 0 21600 21600 0 21600 0 0 Z N"/>
      </draw:custom-shape>
      <draw:custom-shape draw:name="Rectangle 16" draw:style-name="Mgr7" draw:text-style-name="MP14" draw:layer="backgroundobjects" svg:width="3.598cm" svg:height="0.804cm" svg:x="18.314cm" svg:y="5.153cm">
        <text:p/>
        <draw:enhanced-geometry svg:viewBox="0 0 21600 21600" draw:type="rectangle" draw:enhanced-path="M 0 0 L 21600 0 21600 21600 0 21600 0 0 Z N"/>
      </draw:custom-shape>
      <draw:custom-shape draw:name="ZoneTexte 17" draw:style-name="Mgr6" draw:text-style-name="MP8" draw:layer="backgroundobjects" svg:width="0.775cm" svg:height="1.013cm" svg:x="6.891cm" svg:y="5.922cm">
        <text:p text:style-name="MP13"><text:span text:style-name="MT4">0</text:span></text:p>
        <draw:enhanced-geometry svg:viewBox="0 0 21600 21600" draw:type="rectangle" draw:enhanced-path="M 0 0 L 21600 0 21600 21600 0 21600 0 0 Z N"/>
      </draw:custom-shape>
      <draw:custom-shape draw:name="ZoneTexte 18" draw:style-name="Mgr6" draw:text-style-name="MP8" draw:layer="backgroundobjects" svg:width="0.775cm" svg:height="1.013cm" svg:x="10.482cm" svg:y="5.922cm">
        <text:p text:style-name="MP13"><text:span text:style-name="MT4">1</text:span></text:p>
        <draw:enhanced-geometry svg:viewBox="0 0 21600 21600" draw:type="rectangle" draw:enhanced-path="M 0 0 L 21600 0 21600 21600 0 21600 0 0 Z N"/>
      </draw:custom-shape>
      <draw:custom-shape draw:name="ZoneTexte 19" draw:style-name="Mgr6" draw:text-style-name="MP8" draw:layer="backgroundobjects" svg:width="0.775cm" svg:height="1.013cm" svg:x="14.167cm" svg:y="5.922cm">
        <text:p text:style-name="MP13"><text:span text:style-name="MT4">2</text:span></text:p>
        <draw:enhanced-geometry svg:viewBox="0 0 21600 21600" draw:type="rectangle" draw:enhanced-path="M 0 0 L 21600 0 21600 21600 0 21600 0 0 Z N"/>
      </draw:custom-shape>
      <draw:custom-shape draw:name="ZoneTexte 20" draw:style-name="Mgr6" draw:text-style-name="MP8" draw:layer="backgroundobjects" svg:width="0.775cm" svg:height="1.013cm" svg:x="17.897cm" svg:y="5.922cm">
        <text:p text:style-name="MP13"><text:span text:style-name="MT4">3</text:span></text:p>
        <draw:enhanced-geometry svg:viewBox="0 0 21600 21600" draw:type="rectangle" draw:enhanced-path="M 0 0 L 21600 0 21600 21600 0 21600 0 0 Z N"/>
      </draw:custom-shape>
      <draw:custom-shape draw:name="ZoneTexte 21" draw:style-name="Mgr6" draw:text-style-name="MP8" draw:layer="backgroundobjects" svg:width="0.775cm" svg:height="1.013cm" svg:x="21.443cm" svg:y="5.922cm">
        <text:p text:style-name="MP13"><text:span text:style-name="MT4">4</text:span></text:p>
        <draw:enhanced-geometry svg:viewBox="0 0 21600 21600" draw:type="rectangle" draw:enhanced-path="M 0 0 L 21600 0 21600 21600 0 21600 0 0 Z N"/>
      </draw:custom-shape>
      <draw:frame draw:name="PlaceHolder 1" presentation:style-name="Mpr7" draw:text-style-name="MP10" draw:layer="backgroundobjects" svg:width="12.399cm" svg:height="1.012cm" svg:x="3.499cm" svg:y="17.63cm" presentation:class="footer" presentation:user-transformed="true">
        <draw:text-box>
          <text:p text:style-name="MP9"><text:span text:style-name="MT3">Footer</text:span></text:p>
        </draw:text-box>
      </draw:frame>
      <draw:frame draw:name="PlaceHolder 2" presentation:style-name="Mpr7" draw:text-style-name="MP12" draw:layer="backgroundobjects" svg:width="2.198cm" svg:height="1.012cm" svg:x="0.499cm" svg:y="17.63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draw:frame presentation:style-name="Standard_20_2-title" draw:layer="backgroundobjects" svg:width="22.859cm" svg:height="3.18cm" svg:x="1.27cm" svg:y="0.76cm" presentation:class="title" presentation:placeholder="true">
        <draw:text-box/>
      </draw:frame>
      <draw:frame presentation:style-name="Standard_20_2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custom-shape draw:name="Rectangle 10" draw:style-name="Mgr3" draw:text-style-name="MP5" draw:layer="backgroundobjects" drawooo:display="printer" svg:width="25.398cm" svg:height="3.936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3" draw:text-style-name="MP5" draw:layer="backgroundobjects" drawooo:display="printer" svg:width="25.398cm" svg:height="1.817cm" svg:x="0cm" svg:y="17.231cm">
        <text:p/>
        <draw:enhanced-geometry svg:viewBox="0 0 21600 21600" draw:type="rectangle" draw:enhanced-path="M 0 0 L 21600 0 21600 21600 0 21600 0 0 Z N"/>
      </draw:custom-shape>
      <draw:frame draw:name="Image 6" draw:style-name="Mgr4" draw:text-style-name="MP6" draw:layer="backgroundobjects" svg:width="1.433cm" svg:height="1.709cm" svg:x="23.681cm" svg:y="17.285cm">
        <draw:image xlink:href="Pictures/1000000100000147000001863904F15CF45AF34F.png" xlink:type="simple" xlink:show="embed" xlink:actuate="onLoad" draw:mime-type="image/png">
          <text:p/>
        </draw:image>
      </draw:frame>
      <draw:frame draw:name="Image 11" draw:style-name="Mgr4" draw:text-style-name="MP6" draw:layer="backgroundobjects" svg:width="2.658cm" svg:height="3.041cm" svg:x="0.499cm" svg:y="1.081cm">
        <draw:image xlink:href="Pictures/100000010000006F0000007FAAC4048012BDB6CC.png" xlink:type="simple" xlink:show="embed" xlink:actuate="onLoad" draw:mime-type="image/png">
          <text:p/>
        </draw:image>
      </draw:frame>
      <draw:connector draw:name="Connecteur droit 8" draw:style-name="Mgr5" draw:text-style-name="MP6" draw:layer="backgroundobjects" svg:x1="3.158cm" svg:y1="17.633cm" svg:x2="3.159cm" svg:y2="18.648cm" svg:d="M3158 17633v508h1v507" svg:viewBox="0 0 2 1016">
        <text:p/>
      </draw:connector>
      <draw:custom-shape draw:name="Rectangle 4" draw:style-name="Mgr3" draw:text-style-name="MP5" draw:layer="backgroundobjects" svg:width="25.398cm" svg:height="1.817cm" svg:x="0cm" svg:y="17.231cm">
        <text:p/>
        <draw:enhanced-geometry svg:viewBox="0 0 21600 21600" draw:type="rectangle" draw:enhanced-path="M 0 0 L 21600 0 21600 21600 0 21600 0 0 Z N"/>
      </draw:custom-shape>
      <draw:frame draw:name="Image 5" draw:style-name="Mgr4" draw:text-style-name="MP6" draw:layer="backgroundobjects" svg:width="1.433cm" svg:height="1.709cm" svg:x="23.681cm" svg:y="17.285cm">
        <draw:image xlink:href="Pictures/1000000100000147000001863904F15CF45AF34F.png" xlink:type="simple" xlink:show="embed" xlink:actuate="onLoad" draw:mime-type="image/png">
          <text:p/>
        </draw:image>
      </draw:frame>
      <draw:connector draw:name="Connecteur droit 7" draw:style-name="Mgr5" draw:text-style-name="MP6" draw:layer="backgroundobjects" svg:x1="3.158cm" svg:y1="17.633cm" svg:x2="3.159cm" svg:y2="18.648cm" svg:d="M3158 17633v508h1v507" svg:viewBox="0 0 2 1016">
        <text:p/>
      </draw:connector>
      <draw:custom-shape draw:name="Rectangle 8" draw:style-name="Mgr3" draw:text-style-name="MP5" draw:layer="backgroundobjects" svg:width="25.398cm" svg:height="1.522cm" svg:x="0cm" svg:y="0cm">
        <text:p/>
        <draw:enhanced-geometry svg:viewBox="0 0 21600 21600" draw:type="rectangle" draw:enhanced-path="M 0 0 L 21600 0 21600 21600 0 21600 0 0 Z N"/>
      </draw:custom-shape>
      <draw:frame draw:name="Image 10" draw:style-name="Mgr4" draw:text-style-name="MP6" draw:layer="backgroundobjects" svg:width="1.225cm" svg:height="1.402cm" svg:x="0.299cm" svg:y="0.162cm">
        <draw:image xlink:href="Pictures/100000010000006F0000007FAAC4048012BDB6CC.png" xlink:type="simple" xlink:show="embed" xlink:actuate="onLoad" draw:mime-type="image/png">
          <text:p/>
        </draw:image>
      </draw:frame>
      <draw:frame draw:name="PlaceHolder 1" presentation:style-name="Mpr10" draw:text-style-name="MP10" draw:layer="backgroundobjects" svg:width="16.869cm" svg:height="1.012cm" svg:x="3.531cm" svg:y="17.633cm" presentation:class="footer" presentation:user-transformed="true">
        <draw:text-box>
          <text:p text:style-name="MP9"><text:span text:style-name="MT3">Footer</text:span></text:p>
        </draw:text-box>
      </draw:frame>
      <draw:frame draw:name="PlaceHolder 2" presentation:style-name="Mpr10" draw:text-style-name="MP12" draw:layer="backgroundobjects" svg:width="2.198cm" svg:height="1.012cm" svg:x="0.499cm" svg:y="17.633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draw:frame presentation:style-name="Standard_20_3-title" draw:layer="backgroundobjects" svg:width="22.859cm" svg:height="3.18cm" svg:x="1.27cm" svg:y="0.76cm" presentation:class="title" presentation:placeholder="true">
        <draw:text-box/>
      </draw:frame>
      <draw:frame presentation:style-name="Standard_20_3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_20_3-title" draw:layer="backgroundobjects" svg:width="12.699cm" svg:height="9.524cm" svg:x="3.175cm" svg:y="1.93cm" presentation:class="page"/>
        <draw:frame presentation:style-name="Standard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5-20T08:25:34.346000000</dc:date>
    <meta:generator>LibreOffice/7.4.3.2$Windows_X86_64 LibreOffice_project/1048a8393ae2eeec98dff31b5c133c5f1d08b890</meta:generator>
    <meta:editing-duration>PT2M4S</meta:editing-duration>
    <meta:editing-cycles>1</meta:editing-cycles>
    <meta:document-statistic meta:object-count="150"/>
  </office:meta>
</office:document-meta>
</file>